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zxx" fo:country="none" officeooo:paragraph-rsid="001bff18" style:language-asian="zxx" style:country-asian="none" style:language-complex="zxx" style:country-complex="none"/>
    </style:style>
    <style:style style:name="P2" style:family="paragraph" style:parent-style-name="Text_20_body">
      <style:paragraph-properties fo:text-align="justify" style:justify-single-word="false"/>
      <style:text-properties fo:language="zxx" fo:country="none" fo:font-weight="bold" officeooo:rsid="001bff18" officeooo:paragraph-rsid="001bff18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language="zxx" fo:country="none" fo:font-weight="bold" officeooo:rsid="0030696f" officeooo:paragraph-rsid="0030696f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language="zxx" fo:country="none" fo:font-weight="bold" officeooo:rsid="00325c48" officeooo:paragraph-rsid="00325c48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language="zxx" fo:country="none" fo:font-weight="bold" officeooo:rsid="0034019f" officeooo:paragraph-rsid="0034019f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1bff18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29142d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30696f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290c4f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275e53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language="zxx" fo:country="none" fo:font-weight="normal" officeooo:rsid="0029142d" officeooo:paragraph-rsid="0029142d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language="zxx" fo:country="none" fo:font-weight="normal" officeooo:rsid="002a2739" officeooo:paragraph-rsid="002a2739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language="zxx" fo:country="none" fo:font-weight="normal" officeooo:rsid="002f14dd" officeooo:paragraph-rsid="0030696f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language="zxx" fo:country="none" fo:font-weight="normal" officeooo:rsid="001dfce4" officeooo:paragraph-rsid="002f14dd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language="zxx" fo:country="none" fo:font-weight="normal" officeooo:rsid="00275e53" officeooo:paragraph-rsid="00275e53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language="zxx" fo:country="none" fo:font-weight="normal" officeooo:rsid="00275e53" officeooo:paragraph-rsid="00290c4f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language="zxx" fo:country="none" fo:font-weight="normal" officeooo:rsid="00275e53" officeooo:paragraph-rsid="0029142d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Heading_20_1">
      <style:paragraph-properties fo:text-align="center" style:justify-single-word="false"/>
      <style:text-properties fo:language="zxx" fo:country="none" officeooo:rsid="001bff18" officeooo:paragraph-rsid="001bff18" style:language-asian="zxx" style:country-asian="none" style:language-complex="zxx" style:country-complex="none"/>
    </style:style>
    <style:style style:name="T1" style:family="text">
      <style:text-properties officeooo:rsid="001dfce4"/>
    </style:style>
    <style:style style:name="T2" style:family="text">
      <style:text-properties officeooo:rsid="001f8f99"/>
    </style:style>
    <style:style style:name="T3" style:family="text">
      <style:text-properties officeooo:rsid="0021b438"/>
    </style:style>
    <style:style style:name="T4" style:family="text">
      <style:text-properties officeooo:rsid="0023fa68"/>
    </style:style>
    <style:style style:name="T5" style:family="text">
      <style:text-properties officeooo:rsid="00252cf7"/>
    </style:style>
    <style:style style:name="T6" style:family="text">
      <style:text-properties officeooo:rsid="00263daa"/>
    </style:style>
    <style:style style:name="T7" style:family="text">
      <style:text-properties officeooo:rsid="00275e53"/>
    </style:style>
    <style:style style:name="T8" style:family="text">
      <style:text-properties officeooo:rsid="00290c4f"/>
    </style:style>
    <style:style style:name="T9" style:family="text">
      <style:text-properties officeooo:rsid="0029142d"/>
    </style:style>
    <style:style style:name="T10" style:family="text">
      <style:text-properties officeooo:rsid="002a2739"/>
    </style:style>
    <style:style style:name="T11" style:family="text">
      <style:text-properties officeooo:rsid="002ecbe0"/>
    </style:style>
    <style:style style:name="T12" style:family="text">
      <style:text-properties fo:font-weight="bold" officeooo:rsid="0030696f" style:font-weight-asian="bold" style:font-weight-complex="bold"/>
    </style:style>
    <style:style style:name="T13" style:family="text">
      <style:text-properties officeooo:rsid="0030696f"/>
    </style:style>
    <style:style style:name="T14" style:family="text">
      <style:text-properties officeooo:rsid="00325c48"/>
    </style:style>
    <style:style style:name="T15" style:family="text">
      <style:text-properties officeooo:rsid="003401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Assembler Checklist</text:h>
      <text:p text:style-name="P1"/>
      <text:p text:style-name="P2">INPUT</text:p>
      <text:p text:style-name="P6"><text:tab/><text:span text:style-name="T2">Cada instrução deve ocupar uma única linha</text:span></text:p>
      <text:p text:style-name="P6"><text:tab/><text:span text:style-name="T3">Converter tokens lidos para uppercase</text:span></text:p>
      <text:p text:style-name="P6"><text:tab/><text:span text:style-name="T8">Seções TEXT e DATA em qualquer ordem</text:span></text:p>
      <text:p text:style-name="P7"><text:tab/><text:span text:style-name="T9">Desconsiderar tabulações, quebras de linhas e espaços desnecessários em qualquer</text:span></text:p>
      <text:p text:style-name="P11">lugar do código.</text:p>
      <text:p text:style-name="P11"><text:tab/>A diretiva CONST deve aceitar núumeros positivos e negativos (inteiros e hexadecimais)</text:p>
      <text:p text:style-name="P11"><text:tab/>Deve ser possível trabalhar com vetores (SPACE com operando, e usar operações do tipo: LABEL + Número)</text:p>
      <text:p text:style-name="P11"><text:tab/>Poder criar um rótulo, dar quebra de linha e continuar a linha depois (o rótulo seria equivalente a linha seguinte)</text:p>
      <text:p text:style-name="P11"><text:tab/></text:p>
      <text:p text:style-name="P11"/>
      <text:p text:style-name="P2">OUTPUT</text:p>
      <text:p text:style-name="P6"><text:tab/><text:span text:style-name="T8">Primeiro Instruções depois dados</text:span></text:p>
      <text:p text:style-name="P7"><text:tab/><text:span text:style-name="T9">Identificar erros durante a montagem. Montado sempre o programa inteiro e mostrando na tela a(s) LINHA(S) e TIPO DOS ERROS (segundo a relação a seguir e indicar se é LEXICO SINTATICO OU SEMANTICO)</text:span></text:p>
      <text:p text:style-name="P7"/>
      <text:p text:style-name="P12">Os tipos de opera ̧c ̃ao</text:p>
      <text:p text:style-name="P12">s<text:span text:style-name="T11">ã</text:span>o: (i) preprocessamento, indicado pelo argumento “-p”, coloca a estens<text:span text:style-name="T11">ã</text:span>o “.pre” no arquivo e somente avalia as diretivas EQU e IF. (ii) processamento de macros indicado pelo argumento “-m”, coloca a estens ̃ao “.mcr” no arquivo e somente avalia as diretivas EQU e IF e substitue as MACROS. (iii) motagem, indicado pelo argumento “-o”, coloca a estens ̃ao “.o” realiza a montagem de programa usando o PROCESSO DE PASSAGEM UNICA. Como pode ser visto a sa ́ıda de um tipo de opera ̧c a <text:s/>̃ o pode ser visto como a entrada da proxima, logo o programa pode por exemplo no tipo de opera ̧c a <text:s/>̃ o de montagem, gerar os trˆes arquivos de sa ́ıda.</text:p>
      <text:p text:style-name="P12"/>
      <text:p text:style-name="P7"/>
      <text:p text:style-name="P7"><text:soft-page-break/><text:tab/></text:p>
      <text:p text:style-name="P2">ERROS</text:p>
      <text:p text:style-name="P3">Pré-processamento:</text:p>
      <text:p text:style-name="P8"><text:span text:style-name="T12"><text:tab/></text:span><text:span text:style-name="T13">Label do EQU sem '':''</text:span></text:p>
      <text:p text:style-name="P8"><text:tab/><text:span text:style-name="T13">Label do EQU ausente</text:span></text:p>
      <text:p text:style-name="P8"><text:tab/><text:span text:style-name="T14">Labels do EQU inválidas</text:span></text:p>
      <text:p text:style-name="P8"><text:tab/><text:span text:style-name="T14">IF com label</text:span></text:p>
      <text:p text:style-name="P8"><text:tab/><text:span text:style-name="T14">Argumento do IF diferente de 0 ou 1</text:span></text:p>
      <text:p text:style-name="P8"><text:tab/><text:span text:style-name="T14">EQU dentro de seção</text:span></text:p>
      <text:p text:style-name="P8"><text:tab/><text:span text:style-name="T14">IF fora da seção TEXT</text:span></text:p>
      <text:p text:style-name="P8"><text:tab/><text:span text:style-name="T14">Label do IF não definida/ausente</text:span></text:p>
      <text:p text:style-name="P8"><text:tab/><text:span text:style-name="T14">Label redefinida em dois EQUs diferentes (tratar para substituir definição anterior na tabela: searchEQU retorna um ponteiro para o nó na tabela que contém aquele valor.)</text:span></text:p>
      <text:p text:style-name="P8"><text:tab/><text:span text:style-name="T14">EQU ou IF com zero ou mais de um operando</text:span></text:p>
      <text:p text:style-name="P8"><text:tab/><text:span text:style-name="T14">Dois rótulos na mesma linha (EQU)</text:span></text:p>
      <text:p text:style-name="P8"><text:tab/><text:span text:style-name="T15">Compensar quebra de linha desnecessária?</text:span></text:p>
      <text:p text:style-name="P8"/>
      <text:p text:style-name="P4">Passagem 0:</text:p>
      <text:p text:style-name="P8"><text:tab/><text:span text:style-name="T15">MACRO ou END com Label?</text:span></text:p>
      <text:p text:style-name="P8"/>
      <text:p text:style-name="P8"/>
      <text:p text:style-name="P5">Passagem 1:</text:p>
      <text:p text:style-name="P13">Symbol Table overflow</text:p>
      <text:p text:style-name="P14"><text:tab/>Tamanho máximo para labels = 100</text:p>
      <text:p text:style-name="P9"><text:tab/><text:span text:style-name="T1">Labels devem conter apenas caracteres alfanuméricos ou underscore, (checar tokens invalidos )não devem iniciar por número, devem conter um “:” em sua definição como último caracter do rótulo.</text:span></text:p>
      <text:p text:style-name="P6"><text:tab/><text:span text:style-name="T4">Valor da diretiva const não é decimal ou hexadecimal</text:span></text:p>
      <text:p text:style-name="P6"><text:tab/><text:span text:style-name="T5">EQU dentro de seções de texto ou dados</text:span></text:p>
      <text:p text:style-name="P6"><text:tab/><text:span text:style-name="T6">MACRO fora da seção text</text:span></text:p>
      <text:p text:style-name="P6"><text:soft-page-break/><text:tab/><text:span text:style-name="T6">Variáveis declaradas dentro da secão text</text:span></text:p>
      <text:p text:style-name="P10"><text:tab/><text:span text:style-name="T6">Texto dentro da seção data ou vice-versa (diretivas ou instruções na seção errada)</text:span></text:p>
      <text:p text:style-name="P6"><text:tab/><text:span text:style-name="T6">Número incorreto de operandos em uma instrução ou diretiva</text:span></text:p>
      <text:p text:style-name="P6"><text:tab/><text:span text:style-name="T6">MACRO sem END ou vice-versa</text:span></text:p>
      <text:p text:style-name="P6"><text:tab/><text:span text:style-name="T7">Símbolo inválido/indefinido/desconhicento</text:span></text:p>
      <text:p text:style-name="P6"><text:tab/><text:span text:style-name="T7">Label inexistente</text:span></text:p>
      <text:p text:style-name="P6"><text:tab/><text:span text:style-name="T7">Label duplicada</text:span></text:p>
      <text:p text:style-name="P10"><text:tab/><text:span text:style-name="T7">pulo para seção errada</text:span></text:p>
      <text:p text:style-name="P10"><text:tab/><text:span text:style-name="T7">diretivas invalidas;</text:span></text:p>
      <text:p text:style-name="P15"><text:tab/>instruções invalidas;</text:p>
      <text:p text:style-name="P15"><text:tab/><text:span text:style-name="T8">Divisão por zero (para constantes)</text:span></text:p>
      <text:p text:style-name="P16"><text:tab/><text:span text:style-name="T8">instruções com a quantidade de operando invalida</text:span></text:p>
      <text:p text:style-name="P16"><text:tab/><text:span text:style-name="T8">dois rótulos na mesma linha</text:span></text:p>
      <text:p text:style-name="P16"><text:tab/><text:span text:style-name="T8">Seção TEXT ausente</text:span></text:p>
      <text:p text:style-name="P16"><text:tab/><text:span text:style-name="T8">Seção inválida ou mais de uma seção TEXT e DATA</text:span></text:p>
      <text:p text:style-name="P16"><text:tab/><text:span text:style-name="T8">tipo de argumento inválido (número para instrução ou label para diretiva)</text:span></text:p>
      <text:p text:style-name="P16"><text:tab/><text:span text:style-name="T8">Modificação de um valor constante (COPY, STORE e INPUT)</text:span></text:p>
      <text:p text:style-name="P16"><text:tab/><text:span text:style-name="T8">Número incorreto de instruções STOP?</text:span></text:p>
      <text:p text:style-name="P17"><text:tab/><text:span text:style-name="T9">O comando COPY deve utilizar uma vírgula e um espaço entre os operandos (COPY A, B)</text:span></text:p>
      <text:p text:style-name="P16"><text:tab/><text:span text:style-name="T10">IF sem uma declaração de EQU anterior</text:span></text:p>
      <text:p text:style-name="P16"><text:tab/><text:span text:style-name="T10">Qualquer coisa além de EQU fora de uma seção</text:span></text:p>
      <text:p text:style-name="P16"><text:tab/></text:p>
      <text:p text:style-name="P1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2:22:59.746985357</meta:creation-date>
    <dc:date>2017-10-09T22:10:16.044736295</dc:date>
    <meta:editing-duration>PT5H5M55S</meta:editing-duration>
    <meta:editing-cycles>13</meta:editing-cycles>
    <meta:generator>LibreOffice/4.3.3.2$Linux_X86_64 LibreOffice_project/430m0$Build-2</meta:generator>
    <meta:document-statistic meta:table-count="0" meta:image-count="0" meta:object-count="0" meta:page-count="3" meta:paragraph-count="63" meta:word-count="542" meta:character-count="3228" meta:non-whitespace-character-count="2699"/>
  </office:meta>
</office:document-meta>
</file>